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137a4ab" officeooo:paragraph-rsid="0137a4ab"/>
    </style:style>
    <style:style style:name="P2" style:family="paragraph" style:parent-style-name="Preformatted_20_Text">
      <style:text-properties fo:font-size="10pt" fo:font-weight="normal" officeooo:rsid="015231bc" officeooo:paragraph-rsid="015231bc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154adfe" officeooo:paragraph-rsid="015608e1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officeooo:rsid="013c4ccc" officeooo:paragraph-rsid="0137a4ab"/>
    </style:style>
    <style:style style:name="P5" style:family="paragraph" style:parent-style-name="Preformatted_20_Text">
      <style:text-properties fo:font-size="15pt" fo:font-weight="bold" officeooo:rsid="0137a4ab" officeooo:paragraph-rsid="0137a4ab" style:font-size-asian="15pt" style:font-weight-asian="bold" style:font-size-complex="15pt" style:font-weight-complex="bold"/>
    </style:style>
    <style:style style:name="P6" style:family="paragraph" style:parent-style-name="Preformatted_20_Text">
      <style:text-properties fo:font-size="15pt" fo:font-weight="bold" officeooo:rsid="013c4ccc" officeooo:paragraph-rsid="0137a4ab" style:font-size-asian="15pt" style:font-weight-asian="bold" style:font-size-complex="15pt" style:font-weight-complex="bold"/>
    </style:style>
    <style:style style:name="P7" style:family="paragraph" style:parent-style-name="Preformatted_20_Text">
      <style:text-properties officeooo:rsid="0154adfe" officeooo:paragraph-rsid="0154adfe"/>
    </style:style>
    <style:style style:name="P8" style:family="paragraph" style:parent-style-name="Preformatted_20_Text">
      <style:text-properties officeooo:rsid="0154adfe" officeooo:paragraph-rsid="015608e1"/>
    </style:style>
    <style:style style:name="P9" style:family="paragraph" style:parent-style-name="Preformatted_20_Text">
      <style:text-properties fo:font-size="10pt" fo:font-weight="normal" officeooo:rsid="015231bc" officeooo:paragraph-rsid="015231bc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15231bc" officeooo:paragraph-rsid="015ce374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5pt" fo:font-weight="bold" officeooo:rsid="0137a4ab" officeooo:paragraph-rsid="0137a4ab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fo:font-size="15pt" fo:font-weight="bold" officeooo:rsid="0137a4ab" officeooo:paragraph-rsid="015b9d87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officeooo:paragraph-rsid="015ce37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13d9301" style:font-size-asian="15pt" style:font-weight-asian="bold" style:font-size-complex="15pt" style:font-weight-complex="bold"/>
    </style:style>
    <style:style style:name="T3" style:family="text">
      <style:text-properties officeooo:rsid="013d9301"/>
    </style:style>
    <style:style style:name="T4" style:family="text">
      <style:text-properties fo:font-size="10pt" fo:font-weight="normal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15231bc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15608e1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15ce374" style:font-size-asian="8.75pt" style:font-weight-asian="normal" style:font-size-complex="10pt" style:font-weight-complex="normal"/>
    </style:style>
    <style:style style:name="T8" style:family="text">
      <style:text-properties officeooo:rsid="015231bc"/>
    </style:style>
    <style:style style:name="T9" style:family="text">
      <style:text-properties officeooo:rsid="015608e1"/>
    </style:style>
    <style:style style:name="T10" style:family="text">
      <style:text-properties officeooo:rsid="015b9d87"/>
    </style:style>
    <style:style style:name="T11" style:family="text">
      <style:text-properties officeooo:rsid="015ce3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// <text:span text:style-name="T10">Rosjava allows us to execute publisher and </text:span></text:p>
      <text:p text:style-name="P12"><text:span text:style-name="T10">// subscriber nodes in Java which is important since </text:span></text:p>
      <text:p text:style-name="P12"><text:span text:style-name="T10">// it is the android studio programming language</text:span></text:p>
      <text:p text:style-name="P5"/>
      <text:p text:style-name="P5">// First terminal</text:p>
      <text:p text:style-name="P1">$ roscore</text:p>
      <text:p text:style-name="P4"/>
      <text:p text:style-name="P6">// <text:span text:style-name="T3">Second terminal</text:span></text:p>
      <text:p text:style-name="P13"><text:span text:style-name="Source_20_Text"><text:span text:style-name="T7">$ rosrun rosjava_catkin_package_a my_pub_sub_tutorial com.github.rosjava.rosjava_catkin_package_a.my_pub_sub_tutorial.Talker</text:span></text:span></text:p>
      <text:p text:style-name="P13"><text:span text:style-name="Source_20_Text"><text:span text:style-name="T7">// Choose the option under ‘bin’ directory which is either 1 or 3</text:span></text:span></text:p>
      <text:p text:style-name="P1"/>
      <text:p text:style-name="P1"><text:span text:style-name="T1">// </text:span><text:span text:style-name="T2">Third terminal</text:span></text:p>
      <text:p text:style-name="P2"><text:span text:style-name="Source_20_Text"><text:span text:style-name="T11">$ </text:span></text:span><text:span text:style-name="Source_20_Text">rosrun rosjava_catkin_package_a my_pub_sub_tutorial com.github.rosjava.rosjava_catkin_package_a.my_pub_sub_tutorial.Listener</text:span></text:p>
      <text:p text:style-name="P10"><text:span text:style-name="Source_20_Text"><text:span text:style-name="T11">// Choose the option under ‘bin’ directory which is either 1 or 3</text:span></text:span></text:p>
      <text:p text:style-name="P10"><text:span text:style-name="Source_20_Text"/></text:p>
      <text:p text:style-name="P10"><text:span text:style-name="Source_20_Text">// </text:span><text:span text:style-name="Source_20_Text"><text:span text:style-name="T11">You should see a string with changing numbers in the listener node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7:20:15.674384479</meta:creation-date>
    <dc:date>2020-07-05T21:53:06.591732306</dc:date>
    <meta:editing-duration>PT10H28M32S</meta:editing-duration>
    <meta:editing-cycles>28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5" meta:character-count="657" meta:non-whitespace-character-count="582"/>
  </office:meta>
</office:document-meta>
</file>